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2.7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Klasifikáto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oubor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4</text:p>
          </table:table-cell>
          <table:table-cell table:style-name="ce1" office:value-type="string" calcext:value-type="string">
            <text:p>Test5</text:p>
          </table:table-cell>
          <table:table-cell table:style-name="ce1" office:value-type="string" calcext:value-type="string">
            <text:p>Test6</text:p>
          </table:table-cell>
          <table:table-cell table:style-name="ce1" office:value-type="string" calcext:value-type="string">
            <text:p>Test7</text:p>
          </table:table-cell>
          <table:table-cell table:style-name="ce1" office:value-type="string" calcext:value-type="string">
            <text:p>Test8</text:p>
          </table:table-cell>
          <table:table-cell table:style-name="ce1" office:value-type="string" calcext:value-type="string">
            <text:p>Test9</text:p>
          </table:table-cell>
          <table:table-cell table:style-name="ce1" office:value-type="string" calcext:value-type="string">
            <text:p>Test10</text:p>
          </table:table-cell>
          <table:table-cell table:style-name="ce1" office:value-type="string" calcext:value-type="string">
            <text:p>Průměr</text:p>
          </table:table-cell>
        </table:table-row>
        <table:table-row table:style-name="ro1">
          <table:table-cell office:value-type="string" calcext:value-type="string">
            <text:p>Mlpack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ab_trained_data_sdssdr6_4e7.bin</text:p>
          </table:table-cell>
          <table:table-cell office:value-type="float" office:value="919.579" calcext:value-type="float">
            <text:p>919.579</text:p>
          </table:table-cell>
          <table:table-cell office:value-type="float" office:value="908.456" calcext:value-type="float">
            <text:p>908.456</text:p>
          </table:table-cell>
          <table:table-cell office:value-type="float" office:value="914.333" calcext:value-type="float">
            <text:p>914.333</text:p>
          </table:table-cell>
          <table:table-cell office:value-type="float" office:value="1020.503" calcext:value-type="float">
            <text:p>1020.503</text:p>
          </table:table-cell>
          <table:table-cell office:value-type="float" office:value="1122.038" calcext:value-type="float">
            <text:p>1122.038</text:p>
          </table:table-cell>
          <table:table-cell office:value-type="float" office:value="1135.864" calcext:value-type="float">
            <text:p>1135.864</text:p>
          </table:table-cell>
          <table:table-cell office:value-type="float" office:value="1035.83" calcext:value-type="float">
            <text:p>1035.83</text:p>
          </table:table-cell>
          <table:table-cell office:value-type="float" office:value="905.018" calcext:value-type="float">
            <text:p>905.018</text:p>
          </table:table-cell>
          <table:table-cell office:value-type="float" office:value="899.828" calcext:value-type="float">
            <text:p>899.828</text:p>
          </table:table-cell>
          <table:table-cell office:value-type="float" office:value="910.722" calcext:value-type="float">
            <text:p>910.722</text:p>
          </table:table-cell>
          <table:table-cell table:formula="of:=AVERAGE([.D2:.M2])" office:value-type="float" office:value="977.2171" calcext:value-type="float">
            <text:p>977.2171</text:p>
          </table:table-cell>
        </table:table-row>
        <table:table-row table:style-name="ro1">
          <table:table-cell office:value-type="string" calcext:value-type="string">
            <text:p>Sciki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adaboost_sdssdr6_4e7.pkl</text:p>
          </table:table-cell>
          <table:table-cell office:value-type="float" office:value="26952.46" calcext:value-type="float">
            <text:p>26952.46</text:p>
          </table:table-cell>
          <table:table-cell office:value-type="float" office:value="27409.112" calcext:value-type="float">
            <text:p>27409.112</text:p>
          </table:table-cell>
          <table:table-cell office:value-type="float" office:value="35280.58" calcext:value-type="float">
            <text:p>35280.58</text:p>
          </table:table-cell>
          <table:table-cell office:value-type="float" office:value="35728.304" calcext:value-type="float">
            <text:p>35728.304</text:p>
          </table:table-cell>
          <table:table-cell office:value-type="float" office:value="27238.623" calcext:value-type="float">
            <text:p>27238.623</text:p>
          </table:table-cell>
          <table:table-cell office:value-type="float" office:value="29107.739" calcext:value-type="float">
            <text:p>29107.739</text:p>
          </table:table-cell>
          <table:table-cell office:value-type="float" office:value="29647.706" calcext:value-type="float">
            <text:p>29647.706</text:p>
          </table:table-cell>
          <table:table-cell office:value-type="float" office:value="27890.934" calcext:value-type="float">
            <text:p>27890.934</text:p>
          </table:table-cell>
          <table:table-cell office:value-type="float" office:value="31752.522" calcext:value-type="float">
            <text:p>31752.522</text:p>
          </table:table-cell>
          <table:table-cell office:value-type="float" office:value="31155.47" calcext:value-type="float">
            <text:p>31155.47</text:p>
          </table:table-cell>
          <table:table-cell table:formula="of:=AVERAGE([.D3:.M3])" office:value-type="float" office:value="30216.345" calcext:value-type="float">
            <text:p>30216.345</text:p>
          </table:table-cell>
        </table:table-row>
        <table:table-row table:style-name="ro1">
          <table:table-cell office:value-type="string" calcext:value-type="string">
            <text:p>Scikit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decisionTree_sdssdr6_4e7.pkl</text:p>
          </table:table-cell>
          <table:table-cell office:value-type="float" office:value="4736.079" calcext:value-type="float">
            <text:p>4736.079</text:p>
          </table:table-cell>
          <table:table-cell office:value-type="float" office:value="4724.384" calcext:value-type="float">
            <text:p>4724.384</text:p>
          </table:table-cell>
          <table:table-cell office:value-type="float" office:value="4740.347" calcext:value-type="float">
            <text:p>4740.347</text:p>
          </table:table-cell>
          <table:table-cell office:value-type="float" office:value="4704.789" calcext:value-type="float">
            <text:p>4704.789</text:p>
          </table:table-cell>
          <table:table-cell office:value-type="float" office:value="4685.283" calcext:value-type="float">
            <text:p>4685.283</text:p>
          </table:table-cell>
          <table:table-cell office:value-type="float" office:value="4697.325" calcext:value-type="float">
            <text:p>4697.325</text:p>
          </table:table-cell>
          <table:table-cell office:value-type="float" office:value="4733.125" calcext:value-type="float">
            <text:p>4733.125</text:p>
          </table:table-cell>
          <table:table-cell office:value-type="float" office:value="4625.531" calcext:value-type="float">
            <text:p>4625.531</text:p>
          </table:table-cell>
          <table:table-cell office:value-type="float" office:value="4712.059" calcext:value-type="float">
            <text:p>4712.059</text:p>
          </table:table-cell>
          <table:table-cell office:value-type="float" office:value="4738.26" calcext:value-type="float">
            <text:p>4738.26</text:p>
          </table:table-cell>
          <table:table-cell table:formula="of:=AVERAGE([.D4:.M4])" office:value-type="float" office:value="4709.7182" calcext:value-type="float">
            <text:p>4709.7182</text:p>
          </table:table-cell>
        </table:table-row>
        <table:table-row table:style-name="ro1">
          <table:table-cell office:value-type="string" calcext:value-type="string">
            <text:p>Mlpack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dt_trained_data_sdssdr6_4e7.bin</text:p>
          </table:table-cell>
          <table:table-cell office:value-type="float" office:value="135.067" calcext:value-type="float">
            <text:p>135.067</text:p>
          </table:table-cell>
          <table:table-cell office:value-type="float" office:value="135.389" calcext:value-type="float">
            <text:p>135.389</text:p>
          </table:table-cell>
          <table:table-cell office:value-type="float" office:value="134.904" calcext:value-type="float">
            <text:p>134.904</text:p>
          </table:table-cell>
          <table:table-cell office:value-type="float" office:value="134.122" calcext:value-type="float">
            <text:p>134.122</text:p>
          </table:table-cell>
          <table:table-cell office:value-type="float" office:value="135.251" calcext:value-type="float">
            <text:p>135.251</text:p>
          </table:table-cell>
          <table:table-cell office:value-type="float" office:value="133.55" calcext:value-type="float">
            <text:p>133.55</text:p>
          </table:table-cell>
          <table:table-cell office:value-type="float" office:value="128.561" calcext:value-type="float">
            <text:p>128.561</text:p>
          </table:table-cell>
          <table:table-cell office:value-type="float" office:value="127.598" calcext:value-type="float">
            <text:p>127.598</text:p>
          </table:table-cell>
          <table:table-cell office:value-type="float" office:value="163.702" calcext:value-type="float">
            <text:p>163.702</text:p>
          </table:table-cell>
          <table:table-cell office:value-type="float" office:value="140.763" calcext:value-type="float">
            <text:p>140.763</text:p>
          </table:table-cell>
          <table:table-cell table:formula="of:=AVERAGE([.D5:.M5])" office:value-type="float" office:value="136.8907" calcext:value-type="float">
            <text:p>136.8907</text:p>
          </table:table-cell>
        </table:table-row>
        <table:table-row table:style-name="ro1">
          <table:table-cell office:value-type="string" calcext:value-type="string">
            <text:p>Scikit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linearSVM_sdssdr6_4e7.pkl</text:p>
          </table:table-cell>
          <table:table-cell office:value-type="float" office:value="23057.032" calcext:value-type="float">
            <text:p>23057.032</text:p>
          </table:table-cell>
          <table:table-cell office:value-type="float" office:value="23791.949" calcext:value-type="float">
            <text:p>23791.949</text:p>
          </table:table-cell>
          <table:table-cell office:value-type="float" office:value="24612.691" calcext:value-type="float">
            <text:p>24612.691</text:p>
          </table:table-cell>
          <table:table-cell office:value-type="float" office:value="21992.584" calcext:value-type="float">
            <text:p>21992.584</text:p>
          </table:table-cell>
          <table:table-cell office:value-type="float" office:value="22730.201" calcext:value-type="float">
            <text:p>22730.201</text:p>
          </table:table-cell>
          <table:table-cell office:value-type="float" office:value="24003.221" calcext:value-type="float">
            <text:p>24003.221</text:p>
          </table:table-cell>
          <table:table-cell office:value-type="float" office:value="23604.51" calcext:value-type="float">
            <text:p>23604.51</text:p>
          </table:table-cell>
          <table:table-cell office:value-type="float" office:value="22802.255" calcext:value-type="float">
            <text:p>22802.255</text:p>
          </table:table-cell>
          <table:table-cell office:value-type="float" office:value="23703.382" calcext:value-type="float">
            <text:p>23703.382</text:p>
          </table:table-cell>
          <table:table-cell office:value-type="float" office:value="22754.813" calcext:value-type="float">
            <text:p>22754.813</text:p>
          </table:table-cell>
          <table:table-cell table:formula="of:=AVERAGE([.D6:.M6])" office:value-type="float" office:value="23305.2638" calcext:value-type="float">
            <text:p>23305.2638</text:p>
          </table:table-cell>
        </table:table-row>
        <table:table-row table:style-name="ro1">
          <table:table-cell office:value-type="string" calcext:value-type="string">
            <text:p>Scikit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naive_bayes_sdssdr6_4e7.pkl</text:p>
          </table:table-cell>
          <table:table-cell office:value-type="float" office:value="7509.876" calcext:value-type="float">
            <text:p>7509.876</text:p>
          </table:table-cell>
          <table:table-cell office:value-type="float" office:value="7641.447" calcext:value-type="float">
            <text:p>7641.447</text:p>
          </table:table-cell>
          <table:table-cell office:value-type="float" office:value="7482.73" calcext:value-type="float">
            <text:p>7482.73</text:p>
          </table:table-cell>
          <table:table-cell office:value-type="float" office:value="7440.022" calcext:value-type="float">
            <text:p>7440.022</text:p>
          </table:table-cell>
          <table:table-cell office:value-type="float" office:value="7022.068" calcext:value-type="float">
            <text:p>7022.068</text:p>
          </table:table-cell>
          <table:table-cell office:value-type="float" office:value="9714.972" calcext:value-type="float">
            <text:p>9714.972</text:p>
          </table:table-cell>
          <table:table-cell office:value-type="float" office:value="12719.644" calcext:value-type="float">
            <text:p>12719.644</text:p>
          </table:table-cell>
          <table:table-cell office:value-type="float" office:value="7371.295" calcext:value-type="float">
            <text:p>7371.295</text:p>
          </table:table-cell>
          <table:table-cell office:value-type="float" office:value="7374.824" calcext:value-type="float">
            <text:p>7374.824</text:p>
          </table:table-cell>
          <table:table-cell office:value-type="float" office:value="7414.079" calcext:value-type="float">
            <text:p>7414.079</text:p>
          </table:table-cell>
          <table:table-cell table:formula="of:=AVERAGE([.D7:.M7])" office:value-type="float" office:value="8169.0957" calcext:value-type="float">
            <text:p>8169.0957</text:p>
          </table:table-cell>
        </table:table-row>
        <table:table-row table:style-name="ro1">
          <table:table-cell office:value-type="string" calcext:value-type="string">
            <text:p>Mlpack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nbc_trained_data_sdssdr6_4e7.bin</text:p>
          </table:table-cell>
          <table:table-cell office:value-type="float" office:value="144.44" calcext:value-type="float">
            <text:p>144.44</text:p>
          </table:table-cell>
          <table:table-cell office:value-type="float" office:value="143.957" calcext:value-type="float">
            <text:p>143.957</text:p>
          </table:table-cell>
          <table:table-cell office:value-type="float" office:value="137.877" calcext:value-type="float">
            <text:p>137.877</text:p>
          </table:table-cell>
          <table:table-cell office:value-type="float" office:value="142.087" calcext:value-type="float">
            <text:p>142.087</text:p>
          </table:table-cell>
          <table:table-cell office:value-type="float" office:value="138.739" calcext:value-type="float">
            <text:p>138.739</text:p>
          </table:table-cell>
          <table:table-cell office:value-type="float" office:value="141.506" calcext:value-type="float">
            <text:p>141.506</text:p>
          </table:table-cell>
          <table:table-cell office:value-type="float" office:value="142.759" calcext:value-type="float">
            <text:p>142.759</text:p>
          </table:table-cell>
          <table:table-cell office:value-type="float" office:value="141.53" calcext:value-type="float">
            <text:p>141.53</text:p>
          </table:table-cell>
          <table:table-cell office:value-type="float" office:value="143.031" calcext:value-type="float">
            <text:p>143.031</text:p>
          </table:table-cell>
          <table:table-cell office:value-type="float" office:value="139.874" calcext:value-type="float">
            <text:p>139.874</text:p>
          </table:table-cell>
          <table:table-cell table:formula="of:=AVERAGE([.D8:.M8])" office:value-type="float" office:value="141.58" calcext:value-type="float">
            <text:p>141.58</text:p>
          </table:table-cell>
        </table:table-row>
        <table:table-row table:style-name="ro1">
          <table:table-cell office:value-type="string" calcext:value-type="string">
            <text:p>Scikit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perceptron_sdssdr6_4e7.pkl</text:p>
          </table:table-cell>
          <table:table-cell office:value-type="float" office:value="21160.321" calcext:value-type="float">
            <text:p>21160.321</text:p>
          </table:table-cell>
          <table:table-cell office:value-type="float" office:value="27645.101" calcext:value-type="float">
            <text:p>27645.101</text:p>
          </table:table-cell>
          <table:table-cell office:value-type="float" office:value="20298.906" calcext:value-type="float">
            <text:p>20298.906</text:p>
          </table:table-cell>
          <table:table-cell office:value-type="float" office:value="18202.963" calcext:value-type="float">
            <text:p>18202.963</text:p>
          </table:table-cell>
          <table:table-cell office:value-type="float" office:value="18606.194" calcext:value-type="float">
            <text:p>18606.194</text:p>
          </table:table-cell>
          <table:table-cell office:value-type="float" office:value="20873.631" calcext:value-type="float">
            <text:p>20873.631</text:p>
          </table:table-cell>
          <table:table-cell office:value-type="float" office:value="27822.071" calcext:value-type="float">
            <text:p>27822.071</text:p>
          </table:table-cell>
          <table:table-cell office:value-type="float" office:value="19614.723" calcext:value-type="float">
            <text:p>19614.723</text:p>
          </table:table-cell>
          <table:table-cell office:value-type="float" office:value="21049.276" calcext:value-type="float">
            <text:p>21049.276</text:p>
          </table:table-cell>
          <table:table-cell office:value-type="float" office:value="29767.917" calcext:value-type="float">
            <text:p>29767.917</text:p>
          </table:table-cell>
          <table:table-cell table:formula="of:=AVERAGE([.D9:.M9])" office:value-type="float" office:value="22504.1103" calcext:value-type="float">
            <text:p>22504.1103</text:p>
          </table:table-cell>
        </table:table-row>
        <table:table-row table:style-name="ro1">
          <table:table-cell office:value-type="string" calcext:value-type="string">
            <text:p>Mlpack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p_trained_data_sdssdr6_4e7.bin</text:p>
          </table:table-cell>
          <table:table-cell office:value-type="float" office:value="128.333" calcext:value-type="float">
            <text:p>128.333</text:p>
          </table:table-cell>
          <table:table-cell office:value-type="float" office:value="123.174" calcext:value-type="float">
            <text:p>123.174</text:p>
          </table:table-cell>
          <table:table-cell office:value-type="float" office:value="125.531" calcext:value-type="float">
            <text:p>125.531</text:p>
          </table:table-cell>
          <table:table-cell office:value-type="float" office:value="127.161" calcext:value-type="float">
            <text:p>127.161</text:p>
          </table:table-cell>
          <table:table-cell office:value-type="float" office:value="127.221" calcext:value-type="float">
            <text:p>127.221</text:p>
          </table:table-cell>
          <table:table-cell office:value-type="float" office:value="125.945" calcext:value-type="float">
            <text:p>125.945</text:p>
          </table:table-cell>
          <table:table-cell office:value-type="float" office:value="127.208" calcext:value-type="float">
            <text:p>127.208</text:p>
          </table:table-cell>
          <table:table-cell office:value-type="float" office:value="126.999" calcext:value-type="float">
            <text:p>126.999</text:p>
          </table:table-cell>
          <table:table-cell office:value-type="float" office:value="128.775" calcext:value-type="float">
            <text:p>128.775</text:p>
          </table:table-cell>
          <table:table-cell office:value-type="float" office:value="131.682" calcext:value-type="float">
            <text:p>131.682</text:p>
          </table:table-cell>
          <table:table-cell table:formula="of:=AVERAGE([.D10:.M10])" office:value-type="float" office:value="127.2029" calcext:value-type="float">
            <text:p>127.2029</text:p>
          </table:table-cell>
        </table:table-row>
        <table:table-row table:style-name="ro1">
          <table:table-cell office:value-type="string" calcext:value-type="string">
            <text:p>Scikit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random_forest_sdssdr6_4e7.pkl</text:p>
          </table:table-cell>
          <table:table-cell office:value-type="float" office:value="18438.077" calcext:value-type="float">
            <text:p>18438.077</text:p>
          </table:table-cell>
          <table:table-cell office:value-type="float" office:value="18446.22" calcext:value-type="float">
            <text:p>18446.22</text:p>
          </table:table-cell>
          <table:table-cell office:value-type="float" office:value="18736.113" calcext:value-type="float">
            <text:p>18736.113</text:p>
          </table:table-cell>
          <table:table-cell office:value-type="float" office:value="18673.089" calcext:value-type="float">
            <text:p>18673.089</text:p>
          </table:table-cell>
          <table:table-cell office:value-type="float" office:value="18790.328" calcext:value-type="float">
            <text:p>18790.328</text:p>
          </table:table-cell>
          <table:table-cell office:value-type="float" office:value="25638.648" calcext:value-type="float">
            <text:p>25638.648</text:p>
          </table:table-cell>
          <table:table-cell office:value-type="float" office:value="18895.249" calcext:value-type="float">
            <text:p>18895.249</text:p>
          </table:table-cell>
          <table:table-cell office:value-type="float" office:value="19364.588" calcext:value-type="float">
            <text:p>19364.588</text:p>
          </table:table-cell>
          <table:table-cell office:value-type="float" office:value="24231.396" calcext:value-type="float">
            <text:p>24231.396</text:p>
          </table:table-cell>
          <table:table-cell office:value-type="float" office:value="18673.089" calcext:value-type="float">
            <text:p>18673.089</text:p>
          </table:table-cell>
          <table:table-cell table:formula="of:=AVERAGE([.D11:.M11])" office:value-type="float" office:value="19988.6797" calcext:value-type="float">
            <text:p>19988.6797</text:p>
          </table:table-cell>
        </table:table-row>
        <table:table-row table:style-name="ro1">
          <table:table-cell office:value-type="string" calcext:value-type="string">
            <text:p>Mlpack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rf_trained_data_sdssdr6_4e7.bin</text:p>
          </table:table-cell>
          <table:table-cell office:value-type="float" office:value="936.614" calcext:value-type="float">
            <text:p>936.614</text:p>
          </table:table-cell>
          <table:table-cell office:value-type="float" office:value="989.678" calcext:value-type="float">
            <text:p>989.678</text:p>
          </table:table-cell>
          <table:table-cell office:value-type="float" office:value="935.099" calcext:value-type="float">
            <text:p>935.099</text:p>
          </table:table-cell>
          <table:table-cell office:value-type="float" office:value="892.731" calcext:value-type="float">
            <text:p>892.731</text:p>
          </table:table-cell>
          <table:table-cell office:value-type="float" office:value="912.06" calcext:value-type="float">
            <text:p>912.06</text:p>
          </table:table-cell>
          <table:table-cell office:value-type="float" office:value="899.877" calcext:value-type="float">
            <text:p>899.877</text:p>
          </table:table-cell>
          <table:table-cell office:value-type="float" office:value="900.409" calcext:value-type="float">
            <text:p>900.409</text:p>
          </table:table-cell>
          <table:table-cell office:value-type="float" office:value="869.699" calcext:value-type="float">
            <text:p>869.699</text:p>
          </table:table-cell>
          <table:table-cell office:value-type="float" office:value="835.819" calcext:value-type="float">
            <text:p>835.819</text:p>
          </table:table-cell>
          <table:table-cell office:value-type="float" office:value="843.48" calcext:value-type="float">
            <text:p>843.48</text:p>
          </table:table-cell>
          <table:table-cell table:formula="of:=AVERAGE([.D12:.M12])" office:value-type="float" office:value="901.5466" calcext:value-type="float">
            <text:p>901.5466</text:p>
          </table:table-cell>
        </table:table-row>
        <table:table-row table:style-name="ro1">
          <table:table-cell office:value-type="string" calcext:value-type="string">
            <text:p>Mlpack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svm_trained_data_sdssdr6_4e7.bin</text:p>
          </table:table-cell>
          <table:table-cell office:value-type="float" office:value="125.849" calcext:value-type="float">
            <text:p>125.849</text:p>
          </table:table-cell>
          <table:table-cell office:value-type="float" office:value="126.786" calcext:value-type="float">
            <text:p>126.786</text:p>
          </table:table-cell>
          <table:table-cell office:value-type="float" office:value="121.322" calcext:value-type="float">
            <text:p>121.322</text:p>
          </table:table-cell>
          <table:table-cell office:value-type="float" office:value="118.623" calcext:value-type="float">
            <text:p>118.623</text:p>
          </table:table-cell>
          <table:table-cell office:value-type="float" office:value="121.772" calcext:value-type="float">
            <text:p>121.772</text:p>
          </table:table-cell>
          <table:table-cell office:value-type="float" office:value="116.18" calcext:value-type="float">
            <text:p>116.18</text:p>
          </table:table-cell>
          <table:table-cell office:value-type="float" office:value="121.989" calcext:value-type="float">
            <text:p>121.989</text:p>
          </table:table-cell>
          <table:table-cell office:value-type="float" office:value="125.045" calcext:value-type="float">
            <text:p>125.045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5.272" calcext:value-type="float">
            <text:p>125.272</text:p>
          </table:table-cell>
          <table:table-cell table:formula="of:=AVERAGE([.D13:.M13])" office:value-type="float" office:value="122.8882" calcext:value-type="float">
            <text:p>122.8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2:39:36.019963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20:57:59.538587678</meta:creation-date>
    <dc:date>2025-04-05T12:40:05.721896928</dc:date>
    <meta:editing-duration>P4DT5H38M59S</meta:editing-duration>
    <meta:editing-cycles>12</meta:editing-cycles>
    <meta:generator>LibreOffice/24.2.7.2$Linux_X86_64 LibreOffice_project/420$Build-2</meta:generator>
    <meta:document-statistic meta:table-count="1" meta:cell-count="182" meta:object-count="0"/>
  </office:meta>
</office:document-meta>
</file>